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fa37" officeooo:paragraph-rsid="0015fa37"/>
    </style:style>
    <style:style style:name="T1" style:family="text">
      <style:text-properties officeooo:rsid="001825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ifier des attributs = on va le faire dans espace transformé où il y a des directions qui soient associés à des attributs particuliers</text:p>
      <text:p text:style-name="P1">Z : quand on se déplace dedans, on midfie mais pas dans une chose particuliere</text:p>
      <text:p text:style-name="P1">Modifier avec </text:p>
      <text:p text:style-name="P1">W construit relativement <text:span text:style-name="T1">à d</text:span>es attributs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13:44:26.866187073</meta:creation-date>
    <dc:date>2024-06-01T14:22:20.462341502</dc:date>
    <meta:editing-duration>PT21H57M23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4" meta:word-count="47" meta:character-count="269" meta:non-whitespace-character-count="224"/>
  </office:meta>
</office:document-meta>
</file>